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4.937cm"/>
    </style:style>
    <style:style style:name="表格1.C" style:family="table-column">
      <style:table-column-properties style:column-width="4.761cm"/>
    </style:style>
    <style:style style:name="表格1.D" style:family="table-column">
      <style:table-column-properties style:column-width="1.707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891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 style:writing-mode="lr-tb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 style:writing-mode="lr-tb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1cm" fo:keep-together="always" style:use-optimal-row-height="false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 style:writing-mode="lr-tb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 style:writing-mode="lr-tb"/>
    </style:style>
    <style:style style:name="表格1.A9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 style:writing-mode="lr-tb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5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6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19ffa7" style:font-name-asian="標楷體" style:font-size-asian="11pt" style:font-size-complex="11pt"/>
    </style:style>
    <style:style style:name="P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9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2ebfe5" style:font-name-asian="標楷體" style:font-size-asian="11pt" style:font-size-complex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119f99" style:font-name-asian="標楷體" style:font-size-asian="11pt" style:font-size-complex="11pt"/>
    </style:style>
    <style:style style:name="P11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officeooo:paragraph-rsid="0019ffa7" style:font-name-asian="標楷體" style:font-size-asian="11pt" style:font-size-complex="11pt"/>
    </style:style>
    <style:style style:name="P13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fo:font-size="18pt" fo:letter-spacing="normal" fo:font-weight="bold" style:font-size-asian="18pt" style:font-weight-asian="bold" style:font-weight-complex="bold"/>
    </style:style>
    <style:style style:name="P1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3935b" style:font-name-asian="標楷體" style:font-size-asian="11pt" style:font-size-complex="11pt"/>
    </style:style>
    <style:style style:name="P15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51701" style:font-name-asian="標楷體" style:font-size-asian="11pt" style:font-size-complex="11pt"/>
    </style:style>
    <style:style style:name="P1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95986" style:font-name-asian="標楷體" style:font-size-asian="11pt" style:font-size-complex="11pt"/>
    </style:style>
    <style:style style:name="T1" style:family="text">
      <style:text-properties style:font-name="標楷體" fo:font-size="11pt" fo:letter-spacing="-0.021cm" style:font-name-asian="標楷體" style:font-size-asian="11pt" style:font-size-complex="11pt"/>
    </style:style>
    <style:style style:name="T2" style:family="text">
      <style:text-properties style:font-name="標楷體" fo:font-size="11pt" fo:letter-spacing="-0.021cm" officeooo:rsid="007a93f1" style:font-name-asian="標楷體" style:font-size-asian="11pt" style:font-size-complex="11pt"/>
    </style:style>
    <style:style style:name="T3" style:family="text">
      <style:text-properties style:font-name="標楷體" fo:font-size="11pt" fo:letter-spacing="-0.021cm" officeooo:rsid="007f405c" style:font-name-asian="標楷體" style:font-size-asian="11pt" style:font-size-complex="11pt"/>
    </style:style>
    <style:style style:name="T4" style:family="text">
      <style:text-properties style:font-name="標楷體" fo:font-size="11pt" fo:letter-spacing="-0.021cm" officeooo:rsid="0085e56f" style:font-name-asian="標楷體" style:font-size-asian="11pt" style:font-size-complex="11pt"/>
    </style:style>
    <style:style style:name="T5" style:family="text">
      <style:text-properties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標楷體" fo:font-size="11pt" fo:letter-spacing="-0.021cm" style:font-name-asian="標楷體" style:font-size-asian="11pt" style:font-size-complex="11pt"/>
    </style:style>
    <style:style style:name="T8" style:family="text">
      <style:text-properties fo:color="#000000" loext:opacity="100%"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9" style:family="text">
      <style:text-properties fo:color="#000000" loext:opacity="100%" officeooo:rsid="002b35cb"/>
    </style:style>
    <style:style style:name="T10" style:family="text">
      <style:text-properties fo:color="#000000" loext:opacity="100%" officeooo:rsid="002ebfe5"/>
    </style:style>
    <style:style style:name="T11" style:family="text">
      <style:text-properties fo:font-variant="normal" fo:text-transform="none" fo:color="#000000" loext:opacity="100%" style:font-name="標楷體" fo:font-size="11pt" fo:letter-spacing="normal" fo:font-style="normal" fo:font-weight="normal" style:font-name-asian="標楷體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font-name="標楷體" fo:font-size="11pt" fo:letter-spacing="normal" fo:font-style="normal" fo:font-weight="normal" style:font-name-asian="標楷體" style:font-size-asian="11pt" style:font-size-complex="11pt"/>
    </style:style>
    <style:style style:name="T13" style:family="text">
      <style:text-properties officeooo:rsid="001c26e7"/>
    </style:style>
    <style:style style:name="T14" style:family="text">
      <style:text-properties style:letter-kerning="true" style:font-name-complex="Times New Roman"/>
    </style:style>
    <style:style style:name="T15" style:family="text">
      <style:text-properties officeooo:rsid="0019151c" style:letter-kerning="true" style:font-name-complex="Times New Roman"/>
    </style:style>
    <style:style style:name="T16" style:family="text">
      <style:text-properties officeooo:rsid="0018050f" style:letter-kerning="true" style:font-name-complex="Times New Roman"/>
    </style:style>
    <style:style style:name="T17" style:family="text">
      <style:text-properties officeooo:rsid="002b47c8"/>
    </style:style>
    <style:style style:name="T18" style:family="text">
      <style:text-properties officeooo:rsid="002b69e3"/>
    </style:style>
    <style:style style:name="T19" style:family="text">
      <style:text-properties officeooo:rsid="00308015"/>
    </style:style>
    <style:style style:name="T20" style:family="text">
      <style:text-properties officeooo:rsid="0017ae1e"/>
    </style:style>
    <style:style style:name="T21" style:family="text">
      <style:text-properties officeooo:rsid="001c7289"/>
    </style:style>
    <style:style style:name="T22" style:family="text">
      <style:text-properties officeooo:rsid="002f3804"/>
    </style:style>
    <style:style style:name="T23" style:family="text">
      <style:text-properties officeooo:rsid="0022e31d"/>
    </style:style>
    <style:style style:name="T24" style:family="text">
      <style:text-properties fo:letter-spacing="-0.021cm"/>
    </style:style>
    <style:style style:name="T25" style:family="text">
      <style:text-properties fo:letter-spacing="-0.021cm" officeooo:rsid="002b47c8"/>
    </style:style>
    <style:style style:name="T26" style:family="text">
      <style:text-properties fo:letter-spacing="-0.021cm" officeooo:rsid="0022e31d"/>
    </style:style>
    <style:style style:name="T27" style:family="text">
      <style:text-properties fo:letter-spacing="-0.021cm" officeooo:rsid="001c7289"/>
    </style:style>
    <style:style style:name="T28" style:family="text">
      <style:text-properties fo:letter-spacing="-0.021cm" officeooo:rsid="002f3804"/>
    </style:style>
    <style:style style:name="T29" style:family="text">
      <style:text-properties fo:letter-spacing="-0.021cm" officeooo:rsid="00308015"/>
    </style:style>
    <style:style style:name="T30" style:family="text">
      <style:text-properties style:font-name="Times New Roman" style:font-name-asian="標楷體" style:font-size-complex="12pt"/>
    </style:style>
    <style:style style:name="T31" style:family="text">
      <style:text-properties officeooo:rsid="003ed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附件<text:span text:style-name="T30">二十</text:span>、出流管制計畫開工申報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3" office:value-type="string">
            <text:p text:style-name="P5">一</text:p>
            <text:p text:style-name="P5">、</text:p>
            <text:p text:style-name="P5">計</text:p>
            <text:p text:style-name="P5">畫</text:p>
            <text:p text:style-name="P5">資</text:p>
            <text:p text:style-name="P5">訊</text:p>
          </table:table-cell>
          <table:table-cell table:style-name="表格1.B1" office:value-type="string">
            <text:p text:style-name="P6">計畫名稱</text:p>
          </table:table-cell>
          <table:table-cell table:style-name="表格1.B1" office:value-type="string">
            <text:p text:style-name="P10"><text:s/>:<text:span text:style-name="T13">OFP_Name</text:span></text:p>
          </table:table-cell>
          <table:table-cell table:style-name="表格1.D1" office:value-type="string">
            <text:p text:style-name="P11">案號</text:p>
          </table:table-cell>
          <table:table-cell table:style-name="表格1.E1" office:value-type="string">
            <text:p text:style-name="P10"><text:s/><text:span text:style-name="T14">:O</text:span><text:span text:style-name="T15">FP</text:span><text:span text:style-name="T14">_N</text:span><text:span text:style-name="T16">o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7"><text:s/>:Approved_Date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7"><text:s/>:Approved_No</text:span></text:span></text:p>
          </table:table-cell>
          <table:covered-table-cell/>
          <table:covered-table-cell/>
        </table:table-row>
        <table:table-row table:style-name="表格1.2">
          <table:table-cell table:style-name="表格1.A1" table:number-rows-spanned="5" office:value-type="string">
            <text:p text:style-name="P5">二</text:p>
            <text:p text:style-name="P5">、</text:p>
            <text:p text:style-name="P5">開</text:p>
            <text:p text:style-name="P5">工</text:p>
            <text:p text:style-name="P5">資</text:p>
            <text:p text:style-name="P5">訊</text:p>
          </table:table-cell>
          <table:table-cell table:style-name="表格1.B1" office:value-type="string">
            <text:p text:style-name="P6">工程名稱</text:p>
          </table:table-cell>
          <table:table-cell table:style-name="表格1.B1" office:value-type="string">
            <text:p text:style-name="P8"><text:span text:style-name="T6"><text:s/>:</text:span><text:span text:style-name="T9">EN_Name</text:span></text:p>
          </table:table-cell>
          <table:table-cell table:style-name="表格1.D1" office:value-type="string">
            <text:p text:style-name="P11">工程編號</text:p>
          </table:table-cell>
          <table:table-cell table:style-name="表格1.E1" office:value-type="string">
            <text:p text:style-name="P9"><text:span text:style-name="T6"><text:s/>:</text:span><text:span text:style-name="T9">E</text:span><text:span text:style-name="T10">N_No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來函開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:EN_ST_D</text:span></text:span><text:span text:style-name="預設段落字型"><text:span text:style-name="T2">ate / </text:span></text:span><text:span text:style-name="預設段落字型"><text:span text:style-name="T1">:</text:span></text:span><text:span text:style-name="預設段落字型"><text:span text:style-name="T11">EN_ST_No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函覆備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:</text:span></text:span><text:span text:style-name="預設段落字型"><text:span text:style-name="T3">RVGov_Acc_</text:span></text:span><text:span text:style-name="預設段落字型"><text:span text:style-name="T4">Start</text:span></text:span><text:span text:style-name="預設段落字型"><text:span text:style-name="T3">Date / </text:span></text:span><text:span text:style-name="預設段落字型"><text:span text:style-name="T1">:</text:span></text:span><text:span text:style-name="預設段落字型"><text:span text:style-name="T11">RVGov_Acc_NO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實際開工日期</text:p>
          </table:table-cell>
          <table:table-cell table:style-name="表格1.C2" table:number-columns-spanned="3" office:value-type="string">
            <text:p text:style-name="P2"><text:span text:style-name="預設段落字型"><text:span text:style-name="T1"><text:s/></text:span></text:span><text:span text:style-name="預設段落字型"><text:span text:style-name="T5">:</text:span></text:span><text:span text:style-name="預設段落字型"><text:span text:style-name="T11">EN_StartDate</text:span></text:span><text:span text:style-name="預設段落字型"><text:span text:style-name="T7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預定完工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1"><text:s/>:</text:span></text:span><text:span text:style-name="預設段落字型"><text:span text:style-name="T12">EN_Pre_EndDate</text:span>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三</text:p>
            <text:p text:style-name="P5">、</text:p>
            <text:p text:style-name="P5">規</text:p>
            <text:p text:style-name="P5">劃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14"><text:s/><text:span text:style-name="T18">:Prac</text:span><text:span text:style-name="T31">tic</text:span><text:span text:style-name="T18">eUnits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7"><text:s/>:<text:span text:style-name="T17">EngineerName</text:span><text:span text:style-name="T18">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12"><text:s/><text:span text:style-name="T24">:</text:span><text:span text:style-name="T28">EngineerLicense</text:span><text:span text:style-name="T29">0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四</text:p>
            <text:p text:style-name="P5">、</text:p>
            <text:p text:style-name="P5">監</text:p>
            <text:p text:style-name="P5">造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16"><text:s/>:<text:span text:style-name="T18">Prac</text:span><text:span text:style-name="T31">tic</text:span><text:span text:style-name="T18">eUnits</text:span><text:span text:style-name="T20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</text:span><text:span text:style-name="T21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2"><text:s/><text:span text:style-name="T24">:</text:span><text:span text:style-name="T25">EngineerName</text:span><text:span text:style-name="T27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:<text:span text:style-name="T22">EngineerLicense</text:span><text:span text:style-name="T21">1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五</text:p>
            <text:p text:style-name="P5">、</text:p>
            <text:p text:style-name="P5">施</text:p>
            <text:p text:style-name="P5">工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15"><text:s/>:<text:span text:style-name="T18">Prac</text:span><text:span text:style-name="T31">tic</text:span><text:span text:style-name="T18">eUnits</text:span><text:span text:style-name="T23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</text:span><text:span text:style-name="T23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2"><text:s/><text:span text:style-name="T24">:</text:span><text:span text:style-name="T25">EngineerName</text:span><text:span text:style-name="T26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:<text:span text:style-name="T22">EngineerLicense</text:span><text:span text:style-name="T23">2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snap-to-layout-grid="false"/>
      <style:text-properties style:font-name="Times New Roman" fo:font-family="'Times New Roman'" style:font-family-generic="roman" style:font-pitch="variable" fo:font-size="14pt" fo:letter-spacing="0.007cm" style:font-name-asian="標楷體" style:font-family-asian="標楷體" style:font-family-generic-asian="script" style:font-pitch-asian="fixed" style:font-size-asian="14pt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style:font-name="Liberation Serif" fo:font-family="'Liberation Serif'" style:font-family-generic="roman" style:font-pitch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10-18T11:01:01.172000000</dc:date>
    <meta:editing-cycles>60</meta:editing-cycles>
    <meta:editing-duration>PT1H36M12S</meta:editing-duration>
    <meta:document-statistic meta:table-count="1" meta:image-count="0" meta:object-count="0" meta:page-count="1" meta:paragraph-count="75" meta:word-count="202" meta:character-count="497" meta:non-whitespace-character-count="468"/>
    <meta:template xlink:type="simple" xlink:actuate="onRequest" xlink:title="" xlink:href="Normal"/>
  </office:meta>
</office:document-meta>
</file>